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ef4c" officeooo:paragraph-rsid="0004ef4c"/>
    </style:style>
    <style:style style:name="P2" style:family="paragraph" style:parent-style-name="Standard">
      <style:text-properties officeooo:rsid="00087a37" officeooo:paragraph-rsid="00087a37"/>
    </style:style>
    <style:style style:name="P3" style:family="paragraph" style:parent-style-name="Standard">
      <style:text-properties officeooo:rsid="00087a37" officeooo:paragraph-rsid="000ca4d3"/>
    </style:style>
    <style:style style:name="P4" style:family="paragraph" style:parent-style-name="Standard">
      <style:text-properties fo:font-weight="normal" officeooo:rsid="00087a37" officeooo:paragraph-rsid="000ca4d3" style:font-weight-asian="normal" style:font-weight-complex="normal"/>
    </style:style>
    <style:style style:name="P5" style:family="paragraph" style:parent-style-name="Standard">
      <style:text-properties officeooo:rsid="000ca4d3" officeooo:paragraph-rsid="000ca4d3"/>
    </style:style>
    <style:style style:name="P6" style:family="paragraph" style:parent-style-name="Standard">
      <style:text-properties officeooo:rsid="000ca4d3" officeooo:paragraph-rsid="000dd170"/>
    </style:style>
    <style:style style:name="P7" style:family="paragraph" style:parent-style-name="Standard">
      <style:text-properties officeooo:rsid="000ca4d3" officeooo:paragraph-rsid="000ff1e9"/>
    </style:style>
    <style:style style:name="T1" style:family="text">
      <style:text-properties officeooo:rsid="0006cbd8"/>
    </style:style>
    <style:style style:name="T2" style:family="text">
      <style:text-properties officeooo:rsid="0004ef4c"/>
    </style:style>
    <style:style style:name="T3" style:family="text">
      <style:text-properties officeooo:rsid="0009ded4"/>
    </style:style>
    <style:style style:name="T4" style:family="text">
      <style:text-properties officeooo:rsid="000dd170"/>
    </style:style>
    <style:style style:name="T5" style:family="text">
      <style:text-properties officeooo:rsid="000ff1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pdate 0<text:span text:style-name="T5">7</text:span>-06-2022:</text:p>
      <text:p text:style-name="P7"/>
      <text:p text:style-name="P7">-<text:span text:style-name="T5">switched from the later implementation of the method get_L2_neuron_implementation to the earlier</text:span></text:p>
      <text:p text:style-name="P7"/>
      <text:p text:style-name="P7">-<text:span text:style-name="T5">reacquired the data set very slowly to make sure there is no drift by the time the point is registered. Afterwards I noticed I only captured 122 points.</text:span></text:p>
      <text:p text:style-name="P7"/>
      <text:p text:style-name="P7">-<text:span text:style-name="T5">performed training over 150 epochs &amp; initialize the weights with normal distribution instead of uniform distribution &amp; shuffled the dataset at each epoch </text:span></text:p>
      <text:p text:style-name="P7"/>
      <text:p text:style-name="P7">-<text:span text:style-name="T5">switched from receptive filed = 3 to 5</text:span></text:p>
      <text:p text:style-name="P7"/>
      <text:p text:style-name="P7"/>
      <text:p text:style-name="P7"/>
      <text:p text:style-name="P7">Update 06-06-2022:</text:p>
      <text:p text:style-name="P5"/>
      <text:p text:style-name="P5">-moved Diego’s original code to train the cmac from the ROS node to a script “cmac_training_script.py” that saves the weight matrix. The goal is to separate training from <text:span text:style-name="T4">operation of the cmac</text:span>, be able to train offline, be able to save different weight matrices for analysis, etc.</text:p>
      <text:p text:style-name="P5"/>
      <text:p text:style-name="P5">-in the ROS node “cmac_blob_tracker_node.py”: replaced the cmac training by an upload of the weight matrix.</text:p>
      <text:p text:style-name="P5"/>
      <text:p text:style-name="P6">-<text:span text:style-name="T4">in the </text:span>ROS node <text:span text:style-name="T4">“data_acquisition_node.py”: </text:span>I placed the elbow at a specific angle so we’re not constantly mapping to the limit of the shoulder roll. <text:span text:style-name="T4">I also set each joint at a specific state before stiffening them. The robot is then in a sitting position so it’s better to already sit the robot before starting this node otherwise it wouldn’t be able to sit if it starts lying down.</text:span></text:p>
      <text:p text:style-name="P6"/>
      <text:p text:style-name="P5">-reacquired 150 + data points for training, see training_dataset_v3. <text:span text:style-name="T4">See the figures in the folder “data”.</text:span></text:p>
      <text:p text:style-name="P5"/>
      <text:p text:style-name="P5">-added file headers to the different python scripts</text:p>
      <text:p text:style-name="P5"/>
      <text:p text:style-name="P3"/>
      <text:p text:style-name="P3">Second u<text:span text:style-name="T2">pdate 02-06-2022:</text:span></text:p>
      <text:p text:style-name="P3"/>
      <text:p text:style-name="P3">-in method self.get_cmac_output(): applied safety check on joint limits and added printouts <text:span text:style-name="T3">for debugging. Fixed the computations of the local variables row, col, also to match the output of the </text:span>m<text:span text:style-name="T3">e</text:span>thod self.get_L2_neuron_position().</text:p>
      <text:p text:style-name="P3"/>
      <text:p text:style-name="P3">-in m<text:span text:style-name="T3">e</text:span>thod self.get_L2_neuron_position(): changed the structure of the variable neuron_pos from a flat array to a 2D array to represent a list of coordinates. I also edited everywhere else this method is called and its output is used.</text:p>
      <text:p text:style-name="P3"/>
      <text:p text:style-name="P4">-<text:span text:style-name="T3">in method self.train_cmac(): divided the increment by the number of neurons in the receptive field. We basically only want to back propagate the % of error per the weighed sum. Added a line to normalize the inputs in the training data set.</text:span></text:p>
      <text:p text:style-name="P4"/>
      <text:p text:style-name="P4"/>
      <text:p text:style-name="P1">Update 02-06-2022:</text:p>
      <text:p text:style-name="P1"><text:soft-page-break/></text:p>
      <text:p text:style-name="P1">-added a .launch file. This is a ROS thing we haven’t covered yet in the course and which is quite handy to add some automation. This file handles a few things we need to launch at the beginning. You can also launch multiple nodes with it (will be useful when we start relying on more than one). This means there are now only 2 commands to do when we start a session, see the screenshots in the folder “start_up_notes” as usual, and take a look at the .launch file in the folder “launch” (this is the usual folder architecture in ROS packages).</text:p>
      <text:p text:style-name="P1"/>
      <text:p text:style-name="P1">-added a .yaml file to store the limits on the angular position of joints. This file can be expanded as we progress in this project, right now there’s just shoulder pitch and roll. This file is uploaded to the ROS parameter server (another thing we haven’t covered yet) and is handled by the .launch file. The parameters can then be fetched from any node <text:span text:style-name="T1">with the command ex: “rospy.get_param(left_shoulder/pitch)”</text:span>. Take a look at the .yaml file in the folder “data/config” (also the usual folder architecture).</text:p>
      <text:p text:style-name="P1"/>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2T12:40:39.096599365</meta:creation-date>
    <dc:date>2022-06-07T20:35:13.126572478</dc:date>
    <meta:editing-duration>PT56M27S</meta:editing-duration>
    <meta:editing-cycles>10</meta:editing-cycles>
    <meta:generator>LibreOffice/5.1.6.2$Linux_X86_64 LibreOffice_project/10m0$Build-2</meta:generator>
    <meta:document-statistic meta:table-count="0" meta:image-count="0" meta:object-count="0" meta:page-count="2" meta:paragraph-count="18" meta:word-count="535" meta:character-count="3212" meta:non-whitespace-character-count="2694"/>
  </office:meta>
</office:document-meta>
</file>